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11"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2" style:family="table-row">
      <style:table-row-properties style:row-height="0.452cm" fo:break-before="auto" style:use-optimal-row-height="true"/>
    </style:style>
    <style:style style:name="ta1" style:family="table" style:master-page-name="Default">
      <style:table-properties table:display="true" style:writing-mode="lr-tb" tableooo:tab-color="#000000"/>
    </style:style>
    <style:style style:name="ta13"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14"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ta15" style:family="table" style:master-page-name="Default">
      <style:table-properties table:display="true" style:writing-mode="lr-tb" tableooo:tab-color="#666666"/>
    </style:style>
    <style:style style:name="ce2" style:family="table-cell" style:parent-style-name="CalcColorBox"/>
    <style:style style:name="ce3"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office:value-type="string"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office:value-type="string"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office:value-type="string"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Constants" table:style-name="ta1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11">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4" table:number-rows-repeated="104845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74]; 0); &quot;d &quot;; [.F74]; &quot;h &quot;; [.G74]; &quot;m &quot;; [.H74]; &quot;s&quot;)" office:value-type="string" office:string-value="5d 12h 52m 38s" calcext:value-type="string">
            <text:p>5d 12h 52m 38s</text:p>
          </table:table-cell>
          <table:table-cell table:style-name="Calc"/>
          <table:table-cell table:style-name="InterimResult" table:formula="of:=INT([.E73] / 86400)" office:value-type="float" office:value="5" calcext:value-type="float">
            <text:p>5</text:p>
          </table:table-cell>
          <table:table-cell table:style-name="InterimResult" table:formula="of:=INT(([.C73] - ([.E74] * 86400)) / 3600)" office:value-type="float" office:value="12" calcext:value-type="float">
            <text:p>12</text:p>
          </table:table-cell>
          <table:table-cell table:style-name="InterimResult" table:formula="of:=INT((([.C73] - ([.E74] * 86400)) - ([.F74] * 3600)) / 60)" office:value-type="float" office:value="52" calcext:value-type="float">
            <text:p>52</text:p>
          </table:table-cell>
          <table:table-cell table:style-name="InterimResult" table:formula="of:=[.C73] - ([.E74] * 86400 ) - ([.F74] * 3600) - ([.G74] * 60)" office:value-type="float" office:value="38" calcext:value-type="float">
            <text:p>38</text:p>
          </table:table-cell>
          <table:table-cell table:number-columns-repeated="56"/>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1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E47] * 86400 ) - ([.F47] * 3600) - ([.G47] * 60)" office:value-type="float" office:value="14" calcext:value-type="float">
            <text:p>14</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89] &lt; 10; ROUND([.I89]; 4); [.I89] &lt; 100; ROUND([.I89]; 2); [.I89] &gt;= 100; FIXED([.I89];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alc"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62">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32]; 0); &quot;d &quot;; [.F32]; &quot;h &quot;; [.G32]; &quot;m &quot;; [.H32]; &quot;s&quot;)" office:value-type="string" office:string-value="27d 10h 50m 39s" calcext:value-type="string">
            <text:p>27d 10h 50m 39s</text:p>
          </table:table-cell>
          <table:table-cell table:style-name="Calc"/>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5"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12">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text-shadow="1pt 1pt"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style:text-align-source="fix" style:repeat-content="false"/>
      <style:paragraph-properties fo:text-align="start"/>
      <style:text-properties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9">00.00.0000</text:date>, <text:time style:data-style-name="N2" text:time-value="22:34:05.53483415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63" meta:object-count="0"/>
    <meta:user-defined meta:name="URL">https://github.com/lortordermur/sfcalcsheet</meta:user-defined>
  </office:meta>
</office:document-meta>
</file>